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388a" officeooo:paragraph-rsid="0012388a"/>
    </style:style>
    <style:style style:name="P2" style:family="paragraph" style:parent-style-name="Standard">
      <style:text-properties officeooo:rsid="0012ec0a" officeooo:paragraph-rsid="0012ec0a"/>
    </style:style>
    <style:style style:name="P3" style:family="paragraph" style:parent-style-name="Standard">
      <style:paragraph-properties fo:text-align="justify" style:justify-single-word="false"/>
      <style:text-properties officeooo:rsid="0012ec0a" officeooo:paragraph-rsid="0012ec0a"/>
    </style:style>
    <style:style style:name="P4" style:family="paragraph" style:parent-style-name="Standard">
      <style:text-properties officeooo:rsid="0012ec0a" officeooo:paragraph-rsid="001778ca"/>
    </style:style>
    <style:style style:name="P5" style:family="paragraph" style:parent-style-name="Standard">
      <style:text-properties officeooo:rsid="0016384d" officeooo:paragraph-rsid="0016384d"/>
    </style:style>
    <style:style style:name="P6" style:family="paragraph" style:parent-style-name="Standard">
      <style:paragraph-properties fo:text-align="justify" style:justify-single-word="false"/>
      <style:text-properties officeooo:rsid="0016384d" officeooo:paragraph-rsid="0016384d"/>
    </style:style>
    <style:style style:name="P7" style:family="paragraph" style:parent-style-name="Standard">
      <style:paragraph-properties fo:text-align="center" style:justify-single-word="false"/>
      <style:text-properties fo:font-size="24pt" fo:font-style="italic" fo:font-weight="bold" officeooo:rsid="0012ec0a" officeooo:paragraph-rsid="0012ec0a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officeooo:rsid="001489ee"/>
    </style:style>
    <style:style style:name="T2" style:family="text">
      <style:text-properties officeooo:rsid="00160f37"/>
    </style:style>
    <style:style style:name="T3" style:family="text">
      <style:text-properties officeooo:rsid="001638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rodução</text:p>
      <text:p text:style-name="P2"/>
      <text:p text:style-name="P2"/>
      <text:p text:style-name="P3"><text:tab/>É fato que, no Brasil, os colégios públicos não são bem vistos, nem por quesito de ensino de boa qualidade e nem por infraestrutura, devido a falta de gerenciamento e investimentos que as escolas passam. </text:p>
      <text:p text:style-name="P3"><text:tab/>A consequencia imediata disto é o agravamento da discrepância entre o nível educacional proporcionado pelas escolas públicas e o proporcionado pelas escolas privadas. Isto faz com que crianças provenientes de famílias com renda considerada baixa não cons<text:span text:style-name="T1">iga</text:span>m sustentar seus estudos em uma escola privada, fazendo com que, sua única opção de estudo, seja uma pública. </text:p>
      <text:p text:style-name="P3"><text:tab/>Enquanto que crianças provenientes de famílias com renda considerada boa raramente optarão por estudar em uma escola pública, visto que seus responsáveis têm dinheiro para pagar uma escola particular para <text:span text:style-name="T1">as mesmas</text:span>.</text:p>
      <text:p text:style-name="P3"><text:tab/><text:span text:style-name="T3">A consciência de pertencer a uma escola de nível educacional consideravelmente inferior aos das escolas particulares faz com que muitos jovens percam a esperança de alcançar determinados objetivos ou tenham uma visão de futuro limitada ao final do Ensino Médio, pois a perspectiva de cursar uma faculdade pública ou de conseguir condições econômicas para uma particular parece inalcançável.</text:span></text:p>
      <text:p text:style-name="P3"><text:tab/>A cada ano jovens de todo o Brasil, que estão cursando o seu Ensino Médio, participam do E<text:span text:style-name="T2">NEM</text:span> (Exame Nacional do Ensino Médio) que tem por objetivo intermediar a entrada do aluno em uma universidade pública ou mesmo a aquisição de bolsas em universidades particulares.</text:p>
      <text:p text:style-name="P3"><text:tab/><text:span text:style-name="T3">O problema em questão é avaliar de que forma o nível socioeconômico de uma determinada escola e sua taxa de aprovação podem influenciar no rendimento da mesma no ENEM, a fim de avaliar de fato a discrepância existente entre as escolas que possuem um bom nivel socioeconômico e as que possuem um nivel ruim, utilizando como apoio também a taxa de aprovação das mesmas.</text:span></text:p>
      <text:p text:style-name="P6"><text:tab/>A escolha do segundo dado tem por inspiração o fato de as escolas públicas terem um sistema de aprovação automática. Será que mesmo com uma grande taxa de aprovação uma escola pode ter uma desempenho ruim?</text:p>
      <text:p text:style-name="P5"/>
      <text:p text:style-name="P2"/>
      <text:p text:style-name="P2"/>
      <text:p text:style-name="P7">Metodologia</text:p>
      <text:p text:style-name="P4"><text:tab/></text:p>
      <text:p text:style-name="P4"><text:span text:style-name="T3"><text:tab/>Para alcançar este objetivo (comparar as escolas com base em seu nivel e taxa de aprovação)</text:span></text:p>
      <text:p text:style-name="P2"/>
      <text:p text:style-name="P2"/>
      <text:p text:style-name="P2">Resultados</text:p>
      <text:p text:style-name="P2"/>
      <text:p text:style-name="P2">Discussão e Conclusões</text:p>
      <text:p text:style-name="P2"/>
      <text:p text:style-name="P2">Referencias</text:p>
      <text:p text:style-name="P2"><text:tab/>Os dados usados como entrada no programa foram retirados do site do inep referente ao ano de 2015</text:p>
      <text:p text:style-name="P2"/>
      <text:p text:style-name="P1"><text:tab/></text:p>
      <text:p text:style-name="P1"><text:tab/></text:p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4:51:37.678000000</meta:creation-date>
    <dc:date>2017-11-25T22:26:01.128000000</dc:date>
    <meta:editing-duration>PT10M31S</meta:editing-duration>
    <meta:editing-cycles>2</meta:editing-cycles>
    <meta:generator>LibreOffice/5.4.0.3$Windows_X86_64 LibreOffice_project/7556cbc6811c9d992f4064ab9287069087d7f62c</meta:generator>
    <meta:document-statistic meta:table-count="0" meta:image-count="0" meta:object-count="0" meta:page-count="1" meta:paragraph-count="18" meta:word-count="366" meta:character-count="2281" meta:non-whitespace-character-count="1914"/>
  </office:meta>
</office:document-meta>
</file>